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4ea6"/>
    </style:style>
    <style:style style:name="P2" style:family="paragraph" style:parent-style-name="Standard">
      <style:text-properties officeooo:rsid="00004ea6" officeooo:paragraph-rsid="0000b509"/>
    </style:style>
    <style:style style:name="P3" style:family="paragraph" style:parent-style-name="Standard">
      <style:text-properties officeooo:rsid="0000b509" officeooo:paragraph-rsid="0000b509"/>
    </style:style>
    <style:style style:name="P4" style:family="paragraph" style:parent-style-name="Standard">
      <style:text-properties officeooo:rsid="000209c1" officeooo:paragraph-rsid="000209c1"/>
    </style:style>
    <style:style style:name="P5" style:family="paragraph" style:parent-style-name="Text_20_body">
      <style:text-properties officeooo:rsid="0000b509" officeooo:paragraph-rsid="0000b509"/>
    </style:style>
    <style:style style:name="P6" style:family="paragraph" style:parent-style-name="Text_20_body">
      <style:text-properties officeooo:rsid="0000b509" officeooo:paragraph-rsid="000365f8"/>
    </style:style>
    <style:style style:name="P7" style:family="paragraph" style:parent-style-name="Text_20_body">
      <style:paragraph-properties fo:text-align="start" style:justify-single-word="false"/>
      <style:text-properties officeooo:rsid="0000b509" officeooo:paragraph-rsid="000365f8"/>
    </style:style>
    <style:style style:name="P8" style:family="paragraph" style:parent-style-name="Text_20_body" style:list-style-name="L2">
      <style:text-properties officeooo:rsid="000209c1" officeooo:paragraph-rsid="000209c1"/>
    </style:style>
    <style:style style:name="P9" style:family="paragraph" style:parent-style-name="Text_20_body" style:list-style-name="L2">
      <style:text-properties officeooo:rsid="000365f8" officeooo:paragraph-rsid="000365f8"/>
    </style:style>
    <style:style style:name="P10" style:family="paragraph" style:parent-style-name="Text_20_body" style:list-style-name="L2">
      <style:text-properties officeooo:rsid="00042d1d" officeooo:paragraph-rsid="00042d1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09c1"/>
    </style:style>
    <style:style style:name="T4" style:family="text">
      <style:text-properties officeooo:rsid="000365f8"/>
    </style:style>
    <style:style style:name="T5" style:family="text">
      <style:text-properties officeooo:rsid="00042d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nday, July 20<text:span text:style-name="T1">th</text:span>, 2025</text:p>
      <text:p text:style-name="P1"/>
      <text:p text:style-name="P2">Topic/introduction sentence: <text:span text:style-name="T3">Freezie sale progress</text:span></text:p>
      <text:p text:style-name="P4">Prisha and I were selling <text:span text:style-name="T4">f</text:span>reezies for the past 2 days, and I will tell you about our progress so far.</text:p>
      <text:p text:style-name="P2"/>
      <text:p text:style-name="P3">Main points:</text:p>
      <text:list text:style-name="L2">
        <text:list-item>
          <text:p text:style-name="P8">since July 20<text:span text:style-name="T1">th</text:span> we started BOGO deals.... <text:span text:style-name="T4">but no one used it.</text:span></text:p>
        </text:list-item>
        <text:list-item>
          <text:p text:style-name="P8">on July 20<text:span text:style-name="T1">th</text:span> we also gave 2 freezies away for two kids</text:p>
        </text:list-item>
        <text:list-item>
          <text:p text:style-name="P8">July 19<text:span text:style-name="T1">th</text:span> had a better sale than <text:span text:style-name="T4">J</text:span>uly 20<text:span text:style-name="T1">th</text:span> </text:p>
        </text:list-item>
        <text:list-item>
          <text:p text:style-name="P9">We sold 11 freezies total (excluding the freezies we gave away)!</text:p>
        </text:list-item>
        <text:list-item>
          <text:p text:style-name="P9">We split the money</text:p>
        </text:list-item>
        <text:list-item>
          <text:p text:style-name="P10">We spent $10 on freezies ($5 dollars each)</text:p>
        </text:list-item>
      </text:list>
      <text:p text:style-name="P6">Conclusion sentence: <text:span text:style-name="T4">we are hoping to countinue the freezie sale!</text:span></text:p>
      <text:p text:style-name="P7"><text:s/>Paragraph: <text:span text:style-name="T3">Prisha and I were selling </text:span><text:span text:style-name="T4">f</text:span><text:span text:style-name="T3">reezies for the past 2 days, and I will tell you about our progress so far. </text:span><text:span text:style-name="T4">We sold 11 freezies total! People LOVED it!! </text:span><text:span text:style-name="T5">Some people said no thanks or don’t have money with them. </text:span><text:span text:style-name="T4">We split the money, and hoping to continue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9:04:45.749568057</meta:creation-date>
    <meta:generator>LibreOffice/24.2.7.2$Linux_X86_64 LibreOffice_project/420$Build-2</meta:generator>
    <dc:date>2025-07-20T19:39:20.988541378</dc:date>
    <meta:editing-duration>PT11M6S</meta:editing-duration>
    <meta:editing-cycles>3</meta:editing-cycles>
    <meta:document-statistic meta:table-count="0" meta:image-count="0" meta:object-count="0" meta:page-count="1" meta:paragraph-count="12" meta:word-count="153" meta:character-count="801" meta:non-whitespace-character-count="664"/>
  </office:meta>
</office:document-meta>
</file>